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543" officeooo:paragraph-rsid="001e15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1</text:p>
      <text:p text:style-name="P1">Government policies cause great impact on any flourshing of entreprenourship skills of any country . A liberal and supoorting gov work as catalyst for entreprenours. Legal policies of doing business like setting up of companies, funding norms and economic policies like foriegn direct investment in emerging sectors, various grants to incubation centres are formed by gov. </text:p>
      <text:p text:style-name="P1">So start up ecosystem of any country is larlerly, if not enterly,dependent on gov.</text:p>
      <text:p text:style-name="P1"/>
      <text:p text:style-name="P1">Answer 2</text:p>
      <text:p text:style-name="P1">In my convection,Entreprenours improve the economy of the country as they give employment to n number of people. These people manage their livlihood through the employment. Entrepreneours bring techniques and technologies in the country which help individuals to upgrade themselves.On the other hand, these entreprenours pay taxes to gov that can further be utilized in education, health or infrastructure development of the country. Entreprenours create demand and earn money by delivering the product and servies to people. They not only encourage to use financial skills but also encourage professional and social skills , to develop within individuals. So , entreprenours contribute a lot to the GDP of the country.</text:p>
      <text:p text:style-name="P1"><text:line-break/>Answer3 </text:p>
      <text:p text:style-name="P1">Yes, Democratic gov is considered to be more favourable for entrepnreourship. As its policies largerly gives liberal envirnment to everyone to choose and excute a idea. But there are other factors like education,demographies and resources also play a vital role</text:p>
      <text:p text:style-name="P1"/>
      <text:p text:style-name="P1">Answer 5</text:p>
      <text:p text:style-name="P1"/>
      <text:p text:style-name="P1">India is currently the second largest hub of startups so that would not be correct to say that india lacks in entreprenourship, economically it is developing country with low per capita income. Literacy rate, skill focused and quality education is still struggling through improving.Also ease of doing business is still not that favourable as it is in the countries like singapore . A lot of paper work and tideous process, lack of government incubation centers, not every open economic polices, lack of infrastructure, discrete and scattered demographies , psychologically risk adverse mind sets, lack of societal support are also a few reasons to name for lack of entreprenourship in Indi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12:33:26.840885900</meta:creation-date>
    <dc:date>2015-10-29T13:05:31.287284637</dc:date>
    <meta:editing-duration>PT2S</meta:editing-duration>
    <meta:editing-cycles>1</meta:editing-cycles>
    <meta:generator>LibreOffice/4.2.4.2$Linux_x86 LibreOffice_project/420m0$Build-2</meta:generator>
    <meta:document-statistic meta:table-count="0" meta:image-count="0" meta:object-count="0" meta:page-count="1" meta:paragraph-count="9" meta:word-count="336" meta:character-count="2159" meta:non-whitespace-character-count="1829"/>
  </office:meta>
</office:document-meta>
</file>